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mppMarshaler.toNMS( NormalizedMessage normalizedMessage , SMPPPacket pa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SmppMarshaler.fromNMS( Connection conn , MessageExchange exchange , NormalizedMessage normalizedMessa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